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b214d" officeooo:paragraph-rsid="000b214d"/>
    </style:style>
    <style:style style:name="P2" style:family="paragraph" style:parent-style-name="Heading_20_6">
      <style:text-properties officeooo:rsid="000b214d" officeooo:paragraph-rsid="000b214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2">
      <style:text-properties officeooo:rsid="000cd009" officeooo:paragraph-rsid="000cd009"/>
    </style:style>
    <style:style style:name="P6" style:family="paragraph" style:parent-style-name="Text_20_body">
      <style:text-properties officeooo:rsid="000cd009" officeooo:paragraph-rsid="000cd009"/>
    </style:style>
    <style:style style:name="P7" style:family="paragraph" style:parent-style-name="Text_20_body" style:list-style-name="L4">
      <style:text-properties officeooo:rsid="000cd009" officeooo:paragraph-rsid="000cd009"/>
    </style:style>
    <style:style style:name="P8" style:family="paragraph" style:parent-style-name="Text_20_body" style:list-style-name="L6">
      <style:text-properties officeooo:rsid="000cd009" officeooo:paragraph-rsid="000cd009"/>
    </style:style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4">
      <style:text-properties officeooo:rsid="000b214d" officeooo:paragraph-rsid="000b214d"/>
    </style:style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1">
      <style:paragraph-properties fo:margin-top="0in" fo:margin-bottom="0in" loext:contextual-spacing="false"/>
    </style:style>
    <style:style style:name="P15" style:family="paragraph" style:parent-style-name="Text_20_body" style:list-style-name="L2">
      <style:paragraph-properties fo:margin-top="0in" fo:margin-bottom="0in" loext:contextual-spacing="false"/>
    </style:style>
    <style:style style:name="P16" style:family="paragraph" style:parent-style-name="Text_20_body" style:list-style-name="L3">
      <style:paragraph-properties fo:margin-top="0in" fo:margin-bottom="0in" loext:contextual-spacing="false"/>
    </style:style>
    <style:style style:name="P17" style:family="paragraph" style:parent-style-name="Text_20_body" style:list-style-name="L4">
      <style:paragraph-properties fo:margin-top="0in" fo:margin-bottom="0in" loext:contextual-spacing="false"/>
    </style:style>
    <style:style style:name="P18" style:family="paragraph" style:parent-style-name="Text_20_body" style:list-style-name="L6">
      <style:paragraph-properties fo:margin-top="0in" fo:margin-bottom="0in" loext:contextual-spacing="false"/>
    </style:style>
    <style:style style:name="P19" style:family="paragraph" style:parent-style-name="Text_20_body" style:list-style-name="L7">
      <style:paragraph-properties fo:margin-top="0in" fo:margin-bottom="0in" loext:contextual-spacing="false"/>
    </style:style>
    <style:style style:name="T1" style:family="text">
      <style:text-properties officeooo:rsid="000cd009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Structures <text:span text:style-name="T1">Learning Objectives</text:span></text:p>
      <text:p text:style-name="P1"/>
      <text:p text:style-name="P1"><text:s/><text:tab/><text:span text:style-name="T1">Week 1</text:span></text:p>
      <text:p text:style-name="P1"/>
      <text:list xml:id="list126604082" text:style-name="L1">
        <text:list-item>
          <text:p text:style-name="P14">List the basic data structures</text:p>
        </text:list-item>
        <text:list-item>
          <text:p text:style-name="P14">Analyze operations with data structures</text:p>
        </text:list-item>
        <text:list-item>
          <text:p text:style-name="P14">Choose appropriate basic data structure for a task at hand</text:p>
        </text:list-item>
        <text:list-item>
          <text:p text:style-name="P14">Apply basic data structures in programming challenges</text:p>
        </text:list-item>
        <text:list-item>
          <text:p text:style-name="P3">Develop a program that simulates network packet processing</text:p>
        </text:list-item>
      </text:list>
      <text:p text:style-name="P1"><text:tab/><text:span text:style-name="T1">Week 2</text:span></text:p>
      <text:p text:style-name="P1"/>
      <text:h text:style-name="P2" text:outline-level="6"/>
      <text:list xml:id="list2250194907" text:style-name="L2">
        <text:list-item>
          <text:p text:style-name="P15">Describe how dynamic arrays work</text:p>
        </text:list-item>
        <text:list-item>
          <text:p text:style-name="P15">Calculate amortized running time of operations</text:p>
        </text:list-item>
        <text:list-item>
          <text:p text:style-name="P4">List the methods for amortized analysis</text:p>
          <text:p text:style-name="P5">Week 3</text:p>
        </text:list-item>
      </text:list>
      <text:list xml:id="list275689178" text:style-name="L3">
        <text:list-item>
          <text:p text:style-name="P16">Describe how heaps and priority queues work</text:p>
        </text:list-item>
        <text:list-item>
          <text:p text:style-name="P16">Describe how disjoint set union data structure works</text:p>
        </text:list-item>
        <text:list-item>
          <text:p text:style-name="P16">Analyze the running time of operations with heaps</text:p>
        </text:list-item>
        <text:list-item>
          <text:p text:style-name="P16">List the heuristics that speedup disjoint set union</text:p>
        </text:list-item>
        <text:list-item>
          <text:p text:style-name="P16">Apply priority queues to schedule jobs on processors</text:p>
        </text:list-item>
        <text:list-item>
          <text:p text:style-name="P9">Apply disjoint set union to merge tables in a database</text:p>
        </text:list-item>
      </text:list>
      <text:p text:style-name="P6"/>
      <text:p text:style-name="P6"><text:tab/>Week 4<text:line-break/></text:p>
      <text:list xml:id="list2642083152" text:style-name="L4">
        <text:list-item>
          <text:p text:style-name="P11">List applications of hashing</text:p>
        </text:list-item>
        <text:list-item>
          <text:p text:style-name="P17">Apply direct addressing to retrieve names by phone numbers</text:p>
        </text:list-item>
        <text:list-item>
          <text:p text:style-name="P17">Develop a hash table based on chaining scheme</text:p>
        </text:list-item>
        <text:list-item>
          <text:p text:style-name="P17">Apply hashing to find patterns in text</text:p>
        </text:list-item>
        <text:list-item>
          <text:p text:style-name="P17">Describe how Dropbox, Google Drive and Yandex Disk save space</text:p>
        </text:list-item>
        <text:list-item>
          <text:p text:style-name="P10">Describe the principles on which distributed hash tables are built</text:p>
          <text:p text:style-name="P7">Week 5</text:p>
        </text:list-item>
      </text:list>
      <text:list xml:id="list3176785324" text:style-name="L6">
        <text:list-item>
          <text:p text:style-name="P8">Describe how balanced binary search trees work</text:p>
        </text:list-item>
        <text:list-item>
          <text:p text:style-name="P18">Analyze the running time of operations with binary search trees</text:p>
        </text:list-item>
        <text:list-item>
          <text:p text:style-name="P18">List the capabilities of binary search trees</text:p>
        </text:list-item>
        <text:list-item>
          <text:p text:style-name="P12">Compare balanced binary search trees with arrays and lists</text:p>
          <text:p text:style-name="P8"/>
          <text:p text:style-name="P8"><text:soft-page-break/>Week 6</text:p>
        </text:list-item>
        <text:list-item>
          <text:p text:style-name="P8">Describe how to implement advanced operations using balanced binary search trees</text:p>
        </text:list-item>
        <text:list-item text:style-override="L7">
          <text:p text:style-name="P19">Describe how splay trees work</text:p>
        </text:list-item>
        <text:list-item text:style-override="L7">
          <text:p text:style-name="P19">Analyze the running time of operations with splay trees</text:p>
        </text:list-item>
        <text:list-item text:style-override="L7">
          <text:p text:style-name="P19">Apply amortized analysis to splay trees</text:p>
        </text:list-item>
        <text:list-item text:style-override="L7">
          <text:p text:style-name="P19">Apply binary search trees in programming challenges</text:p>
        </text:list-item>
        <text:list-item text:style-override="L7">
          <text:p text:style-name="P13">Develop a balanced binary search tree</text:p>
          <text:p text:style-name="P8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DejaVu Serif" fo:font-family="'DejaVu Serif'" style:font-family-generic="roman" style:font-pitch="variable" fo:font-size="7pt" fo:font-weight="bold" style:font-name-asian="DejaVu Sans1" style:font-family-asian="'DejaVu Sans'" style:font-family-generic-asian="system" style:font-pitch-asian="variable" style:font-size-asian="7pt" style:font-weight-asian="bold" style:font-name-complex="DejaVu Sans1" style:font-family-complex="'DejaVu Sans'" style:font-family-generic-complex="system" style:font-pitch-complex="variable" style:font-size-complex="7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3:22:54.248377500</meta:creation-date>
    <dc:date>2017-12-05T14:27:54.410071497</dc:date>
    <meta:editing-duration>PT29S</meta:editing-duration>
    <meta:editing-cycles>1</meta:editing-cycles>
    <meta:document-statistic meta:table-count="0" meta:image-count="0" meta:object-count="0" meta:page-count="2" meta:paragraph-count="39" meta:word-count="277" meta:character-count="1565" meta:non-whitespace-character-count="1355"/>
    <meta:generator>LibreOffice/5.3.7.2.0$Linux_X86_64 LibreOffice_project/30m0$Build-2</meta:generator>
  </office:meta>
</office:document-meta>
</file>